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985dd0" officeooo:paragraph-rsid="04985dd0" style:font-weight-asian="normal" style:font-weight-complex="normal"/>
    </style:style>
    <style:style style:name="P5" style:family="paragraph" style:parent-style-name="Text_20_body">
      <style:text-properties officeooo:rsid="0439377d" officeooo:paragraph-rsid="042a8d29"/>
    </style:style>
    <style:style style:name="P6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4985dd0" officeooo:paragraph-rsid="04985dd0" style:font-weight-asian="normal" style:font-weight-complex="normal"/>
    </style:style>
    <style:style style:name="P8" style:family="paragraph" style:parent-style-name="Text_20_body">
      <style:text-properties fo:font-weight="normal" officeooo:rsid="04985dd0" officeooo:paragraph-rsid="04a364c8" style:font-weight-asian="normal" style:font-weight-complex="normal"/>
    </style:style>
    <style:style style:name="P9" style:family="paragraph" style:parent-style-name="Text_20_body">
      <style:text-properties fo:font-weight="normal" officeooo:rsid="04985dd0" officeooo:paragraph-rsid="04a91b77" style:font-weight-asian="normal" style:font-weight-complex="normal"/>
    </style:style>
    <style:style style:name="P10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11" style:family="paragraph" style:parent-style-name="Text_20_body">
      <style:text-properties fo:font-weight="normal" officeooo:rsid="049dd341" officeooo:paragraph-rsid="049e4c8f" style:font-weight-asian="normal" style:font-weight-complex="normal"/>
    </style:style>
    <style:style style:name="P12" style:family="paragraph" style:parent-style-name="Text_20_body">
      <style:text-properties fo:font-weight="normal" officeooo:rsid="0439377d" officeooo:paragraph-rsid="04a61656" style:font-weight-asian="normal" style:font-weight-complex="normal"/>
    </style:style>
    <style:style style:name="P13" style:family="paragraph" style:parent-style-name="Text_20_body">
      <style:text-properties fo:font-weight="normal" officeooo:rsid="04a61656" officeooo:paragraph-rsid="04a61656" style:font-weight-asian="normal" style:font-weight-complex="normal"/>
    </style:style>
    <style:style style:name="P14" style:family="paragraph" style:parent-style-name="Text_20_body" style:list-style-name="L2">
      <style:text-properties officeooo:paragraph-rsid="042a8d29"/>
    </style:style>
    <style:style style:name="P15" style:family="paragraph" style:parent-style-name="Text_20_body" style:list-style-name="L2">
      <style:text-properties officeooo:rsid="047097da" officeooo:paragraph-rsid="047097da"/>
    </style:style>
    <style:style style:name="P16" style:family="paragraph" style:parent-style-name="Text_20_body" style:list-style-name="L2">
      <style:text-properties officeooo:rsid="043e3775" officeooo:paragraph-rsid="042a8d29"/>
    </style:style>
    <style:style style:name="P17" style:family="paragraph" style:parent-style-name="Text_20_body">
      <style:paragraph-properties fo:text-align="start" style:justify-single-word="false" style:writing-mode="lr-tb"/>
      <style:text-properties fo:font-weight="normal" officeooo:rsid="04a91b77" officeooo:paragraph-rsid="04a91b7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4a61656" style:font-weight-asian="bold" style:font-weight-complex="bold"/>
    </style:style>
    <style:style style:name="T8" style:family="text">
      <style:text-properties officeooo:rsid="04985dd0"/>
    </style:style>
    <style:style style:name="T9" style:family="text">
      <style:text-properties officeooo:rsid="049a8e3e"/>
    </style:style>
    <style:style style:name="T10" style:family="text">
      <style:text-properties officeooo:rsid="049e4c8f"/>
    </style:style>
    <style:style style:name="T11" style:family="text">
      <style:text-properties officeooo:rsid="049f5c44"/>
    </style:style>
    <style:style style:name="T12" style:family="text">
      <style:text-properties officeooo:rsid="04a2f716"/>
    </style:style>
    <style:style style:name="T13" style:family="text">
      <style:text-properties officeooo:rsid="04a91b7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מטלה <text:span text:style-name="T8">8 - טיוטה</text:span></text:h>
      <text:p text:style-name="P4">הוסיפו למחלקה Board ממטלה 6:</text:p>
      <text:list xml:id="list49273734496374191" text:style-name="L1">
        <text:list-item>
          <text:p text:style-name="P7">אופרטור קלט (חץ ימינה);</text:p>
        </text:list-item>
        <text:list-item>
          <text:p text:style-name="P7">שיטה draw המקבלת מספר n ומציירת את הלוח בתוך קובץ תמונה בגודל n על n פיקסלים.<text:span text:style-name="T12"> <text:s/></text:span></text:p>
        </text:list-item>
      </text:list>
      <text:p text:style-name="P8"><text:span text:style-name="T12">השיטה draw צריכה לפתוח קובץ חדש - לא לדרוס קובץ קיים. השיטה מחזירה את שם הקובץ. ראו דוגמה בתוכנית הראשית המצורפת.</text:span></text:p>
      <text:p text:style-name="P11"><text:span text:style-name="T10">במטלה זו </text:span>אפשר להניח שכל לוחות <text:span text:style-name="T11">ה</text:span>קלט יהיו תקינים.</text:p>
      <text:p text:style-name="P9">הפעם הבדיקה תהיה רק חצי אוטומטי<text:span text:style-name="T13">ת. <text:s/>אנחנו נבנה תוכנית ראשית דומה לתוכנית main המצורפת, ונשלח אליה כל מיני לוחות בקבצים, למשל באופן הבא:</text:span></text:p>
      <text:p text:style-name="P17">./a.out &lt; board3.txt</text:p>
      <text:p text:style-name="P17">./a.out &lt; board5.txt</text:p>
      <text:p text:style-name="P9"><text:span text:style-name="T13">נקרא את הפלט שתחזיר התוכנית שלכם ונסתכל על הציורים בקובץ המתאים. </text:span></text:p>
      <text:p text:style-name="P9"><text:span text:style-name="T13">לכן, הפורמט של הציורים (צבעים, צורות וכד') הוא לבחירתכם - העיקר שנבין למה התכוונתם.</text:span></text:p>
      <text:p text:style-name="P12"><text:span text:style-name="T7">הערה</text:span>:</text:p>
      <text:p text:style-name="P13">המטלה ממשיכה את מטלה 6 אבל לא תלויה במטלה 7, כך שגם מי שלא הגיש או לא הצליח במטלה 7 - יכול להגיש בהצלחה את מטלה 8.</text:p>
      <text:p text:style-name="P13"/>
      <text:p text:style-name="P5"><text:span text:style-name="T6">דגשים</text:span><text:span text:style-name="T1">: </text:span></text:p>
      <text:list xml:id="list4853302096372368689" text:style-name="L2">
        <text:list-item>
          <text:p text:style-name="P14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5"><text:span text:style-name="T2">י</text:span><text:span text:style-name="T1">ש להקפיד על כללי הנדסת תוכנה, ובפרט: קוד קריא, תיעוד ובדיקות-יחידה לכל המחלקות.</text:span></text:p>
        </text:list-item>
        <text:list-item>
          <text:p text:style-name="P10">מותר להשתמש בתכונות מתקדמות של שפת ++C גם אם עדיין לא נלמדו בהרצאות.</text:p>
        </text:list-item>
        <text:list-item>
          <text:p text:style-name="P16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1T17:04:50.007649577</dc:date>
    <meta:editing-duration>P8DT6H41M40S</meta:editing-duration>
    <meta:editing-cycles>1079</meta:editing-cycles>
    <meta:document-statistic meta:table-count="0" meta:image-count="0" meta:object-count="0" meta:page-count="1" meta:paragraph-count="20" meta:word-count="224" meta:character-count="1165" meta:non-whitespace-character-count="962"/>
  </office:meta>
</office:document-meta>
</file>